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8c44" officeooo:paragraph-rsid="00028c44"/>
    </style:style>
    <style:style style:name="P2" style:family="paragraph" style:parent-style-name="Standard">
      <style:text-properties officeooo:rsid="00048683" officeooo:paragraph-rsid="00048683"/>
    </style:style>
    <style:style style:name="T1" style:family="text">
      <style:text-properties officeooo:rsid="000486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Étude</text:span> technique </text:p>
      <text:p text:style-name="P1">Synchronisation de contenues HTML sur tablettes (Android / IOS) pour consultation hors-ligne.</text:p>
      <text:p text:style-name="P1"/>
      <text:p text:style-name="P1"/>
      <text:p text:style-name="P1">Spécification Technique</text:p>
      <text:p text:style-name="P1">Objectif<text:span text:style-name="T1">s</text:span> :</text:p>
      <text:p text:style-name="P1">L'utilisateur doit pouvoir consulter un site web hors-ligne sous forme d'application.</text:p>
      <text:p text:style-name="P1">L'application doit pouvoir se mettre à jour à chaque fois que la tablette est connecté <text:span text:style-name="T1">via le W</text:span>ifi.</text:p>
      <text:p text:style-name="P2">Le code permettant de transformer un site web en application doit être réutilisable par d'autres projet identique. </text:p>
      <text:p text:style-name="P1"/>
      <text:p text:style-name="P1">Environnement d'utilisation : Tablettes tactiles Android et IOS.</text:p>
      <text:p text:style-name="P1"/>
      <text:p text:style-name="P2">Livrable attendu :</text:p>
      <text:p text:style-name="P2">Une application Android.</text:p>
      <text:p text:style-name="P2">Une application IOS.</text:p>
      <text:p text:style-name="P2">Une « librairie » pour d'autres projets Android et si possible une autre « librairie » pour d'autres projets IOS.</text:p>
      <text:p text:style-name="P2">Faire une application native Java Android pour montrer une autre vision du projet. (Optionne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djedt </meta:initial-creator>
    <meta:creation-date>2014-11-19T15:29:49.366441482</meta:creation-date>
    <dc:date>2014-11-19T15:54:01.855564825</dc:date>
    <dc:creator>madjedt </dc:creator>
    <meta:editing-duration>PT9M1S</meta:editing-duration>
    <meta:editing-cycles>1</meta:editing-cycles>
    <meta:document-statistic meta:table-count="0" meta:image-count="0" meta:object-count="0" meta:page-count="1" meta:paragraph-count="13" meta:word-count="115" meta:character-count="775" meta:non-whitespace-character-count="671"/>
    <meta:generator>LibreOffice/4.3.3.2$Linux_X86_64 LibreOffice_project/430m0$Build-2</meta:generator>
  </office:meta>
</office:document-meta>
</file>